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71cm" style:rel-column-width="10594*"/>
    </style:style>
    <style:style style:name="Table1.B" style:family="table-column">
      <style:table-column-properties style:column-width="15.93cm" style:rel-column-width="5494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13"><draw:image xlink:href="../../odt/images/302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Задержка по включению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3">C-</text:span>код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799cm" draw:z-index="0"><draw:image xlink:href="../../odt/images/302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Реализует задержку (выжидание подтверждения) входного сигнала на заданное время при изменении входного <text:span text:style-name="T2">логического</text:span> сигнала от 0 до 1:</text:p>
            <text:p text:style-name="P4"><draw:frame draw:style-name="fr4" draw:name="Объект3" text:anchor-type="as-char" svg:width="10.626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Text_20_body"><text:span text:style-name="T4">где</text:span><text:span text:style-name="T4"><draw:frame draw:style-name="fr4" draw:name="Объект4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– выходной сигнал блока, </text:span><text:span text:style-name="T4"><draw:frame draw:style-name="fr4" draw:name="Объект5" text:anchor-type="as-char" svg:width="1.055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– входной сигнал, </text:span><text:span text:style-name="T4"><draw:frame draw:style-name="fr4" draw:name="Объект6" text:anchor-type="as-char" svg:width="0.693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4">– постоянная времени подтверждения по включению.</text:span></text:p>
            <text:p text:style-name="Text_20_body"><text:span text:style-name="T5">Важно</text:span><text:span text:style-name="T4">: выход блока может принимать значения либо </text:span><text:span text:style-name="T5">0</text:span><text:span text:style-name="T4">, либо </text:span><text:span text:style-name="T5">1</text:span><text:span text:style-name="T4">.</text:span></text:p>
            <text:p text:style-name="Text_20_body"><text:span text:style-name="T1">Свойства</text:span>:</text:p>
            <text:list xml:id="list6886336216126522738" text:style-name="L1">
              <text:list-item>
                <text:p text:style-name="P5">Массив времён подтверждения, с – задержк<text:span text:style-name="T6">а</text:span> включения<draw:frame draw:style-name="fr4" draw:name="Объект7" text:anchor-type="as-char" svg:width="0.693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      </text:list-item>
              <text:list-item>
                <text:p text:style-name="P5">Способ задания времени подтверждения – если указан способ задания «Вход», то время задержки берётся со второго дополнительного входа.</text:p>
              </text:list-item>
            </text:list>
            <text:p text:style-name="Text_20_body"><text:span text:style-name="T1">Сравнение блоков</text:span> задержки по выключению, по включению и одновременно по выключению и включению:</text:p>
            <text:p text:style-name="Text_20_body">При подаче входного воздействия типа меандр (10 с присутствует единичный сигнал, 20 с сигнал отсутствует), на выходе блоков с задержкой 6 с по выключению, 4 с по включению, и одновременно 2 с по включению и 3 с по выключению будет наблюдаться следующая картина:</text:p>
            <text:p text:style-name="P4"><draw:frame draw:style-name="fr2" draw:name="Графический объект3" text:anchor-type="as-char" svg:width="17.104cm" svg:height="9.144cm" draw:z-index="7"><draw:image xlink:href="../../odt/images/3030_a.png" xlink:type="simple" xlink:show="embed" xlink:actuate="onLoad"/></draw:frame></text:p>
            <text:p text:style-name="P4"><text:soft-page-break/><draw:frame draw:style-name="fr2" draw:name="Графический объект4" text:anchor-type="as-char" svg:width="17.104cm" svg:height="9.144cm" draw:z-index="8"><draw:image xlink:href="../../odt/images/3028_a.png" xlink:type="simple" xlink:show="embed" xlink:actuate="onLoad"/></draw:frame></text:p>
            <text:p text:style-name="P4"><draw:frame draw:style-name="fr2" draw:name="Графический объект5" text:anchor-type="as-char" svg:width="17.104cm" svg:height="9.144cm" draw:z-index="9"><draw:image xlink:href="../../odt/images/3029_a.png" xlink:type="simple" xlink:show="embed" xlink:actuate="onLoad"/></draw:frame></text:p>
            <text:p text:style-name="Text_20_body"><text:span text:style-name="T7">Примечание</text:span><text:span text:style-name="T6">: е</text:span>сли на вход блока подается не <text:span text:style-name="T2">логический</text:span>, а <text:span text:style-name="T2">действительный</text:span> сигнал, то он считается <text:span text:style-name="T2">включенным</text:span> при <draw:frame draw:style-name="fr4" draw:name="Объект1" text:anchor-type="as-char" svg:width="2.073cm" svg:height="0.564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6">и </text:span><text:span text:style-name="T8">выключенным</text:span><text:span text:style-name="T6"> при </text:span><text:span text:style-name="T6"><draw:frame draw:style-name="fr4" draw:name="Объект2" text:anchor-type="as-char" svg:width="2.073cm" svg:height="0.564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">:</text:span></text:p>
            <text:p text:style-name="Text_20_body"><draw:frame draw:style-name="fr3" draw:name="Графический объект6" text:anchor-type="paragraph" svg:width="17.104cm" svg:height="9.144cm" draw:z-index="12"><draw:image xlink:href="../../odt/images/3028_b.png" xlink:type="simple" xlink:show="embed" xlink:actuate="onLoad"/></draw:frame></text:p>
            <text:p text:style-name="Text_20_body"><draw:frame draw:style-name="fr3" draw:name="Графический объект7" text:anchor-type="paragraph" svg:width="17.104cm" svg:height="9.144cm" draw:z-index="1"><draw:image xlink:href="../../odt/images/3029_b.png" xlink:type="simple" xlink:show="embed" xlink:actuate="onLoad"/></draw:frame></text:p>
            <text:p text:style-name="Text_20_body"/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по включению</dc:title>
    <dc:date>2012-03-30T16:27:46.64</dc:date>
    <meta:generator>OpenOffice_Beta/4.1.0$Win32 OpenOffice.org_project/410m14$Build-9760</meta:generator>
    <meta:editing-duration>PT2H12M21S</meta:editing-duration>
    <meta:editing-cycles>111</meta:editing-cycles>
    <meta:document-statistic meta:table-count="1" meta:image-count="7" meta:object-count="7" meta:page-count="3" meta:paragraph-count="19" meta:word-count="159" meta:character-count="104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.5</mn>
                    </mrow>
                    <mi>,</mi>
                  </mrow>
                </mtd>
              </mtr>
            </mtable>
          </mrow>
        </mrow>
      </mrow>
    </mrow>
    <annotation encoding="StarMath 5.0">y(t) = left lbrace stack{
alignl 1, ~ если ~ u(t) &gt; 0.5 ~в течение времени~ T_1; #
alignl 0, ~ если ~ u(t) &lt; 0.5,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5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7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8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